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right" draw:textarea-vertical-align="top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padding-top="0cm" fo:padding-bottom="0cm" fo:padding-left="0cm" fo:padding-right="0cm"/>
    </style:style>
    <style:style style:name="gr6" style:family="graphic" style:parent-style-name="standard">
      <style:graphic-properties draw:fill="none" draw:textarea-horizontal-align="justify" draw:textarea-vertical-align="middle" draw:auto-grow-height="false" fo:padding-top="0cm" fo:padding-bottom="0cm" fo:padding-left="0cm" fo:padding-right="0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ff" draw:marker-start-width="0.35cm" draw:marker-end-width="0.35cm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4c4c4c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ff00ff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ffff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ffff00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horizontal-align="justify" draw:textarea-vertical-align="middle" draw:auto-grow-height="false" fo:padding-top="0cm" fo:padding-bottom="0cm" fo:padding-left="0cm" fo:padding-right="0cm"/>
    </style:style>
    <style:style style:name="gr17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6pt" style:font-size-asian="6pt" style:font-size-complex="18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style:font-size-asian="6pt" style:font-size-complex="18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.65cm" svg:height="0.65cm" svg:x="1.65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cm" svg:height="5.5cm" svg:x="9.25cm" svg:y="7.2cm">
          <text:p text:style-name="P1">Harpy Nan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1.6cm" svg:x="1.65cm" svg:y="9.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7cm" svg:height="1.6cm" svg:x="7.65cm" svg:y="9.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0.3cm" svg:height="0.3cm" svg:x="7.85cm" svg:y="10.35cm">
          <text:p text:style-name="P1"><text:span text:style-name="T1">M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0.3cm" svg:height="0.3cm" svg:x="7.85cm" svg:y="10.8cm">
          <text:p text:style-name="P1"><text:span text:style-name="T1">M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" draw:text-style-name="P2" draw:layer="layout" svg:width="0.999cm" svg:height="4.999cm" svg:x="6cm" svg:y="9cm" svg:viewBox="0 0 1000 5000" draw:points="0,0 0,5000 1000,5000 1000,250 750,0">
          <text:p text:style-name="P1"><text:span text:style-name="T1">GND</text:span></text:p>
        </draw:polygon>
        <draw:custom-shape draw:style-name="gr5" draw:text-style-name="P3" xml:id="id30" draw:id="id30" draw:layer="layout" svg:width="0.3cm" svg:height="0.3cm" svg:x="6.35cm" svg:y="9.35cm">
          <text:p text:style-name="P1"><text:span text:style-name="T2">I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1" draw:id="id11" draw:layer="layout" svg:width="0.3cm" svg:height="0.3cm" svg:x="6.35cm" svg:y="9.85cm">
          <text:p text:style-name="P1"><text:span text:style-name="T2">Vc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35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5" draw:id="id15" draw:layer="layout" svg:width="0.3cm" svg:height="0.3cm" svg:x="6.35cm" svg:y="11.85cm">
          <text:p text:style-name="P1"><text:span text:style-name="T2">V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0.3cm" svg:height="0.3cm" svg:x="6.35cm" svg:y="12.35cm">
          <text:p text:style-name="P1"><text:span text:style-name="T2">OU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3" draw:id="id13" draw:layer="layout" svg:width="0.3cm" svg:height="0.3cm" svg:x="6.35cm" svg:y="12.85cm">
          <text:p text:style-name="P1"><text:span text:style-name="T2">Vre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8" draw:id="id28" draw:layer="layout" svg:width="0.3cm" svg:height="0.3cm" svg:x="6.35cm" svg:y="13.35cm">
          <text:p text:style-name="P1"><text:span text:style-name="T2">IN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" draw:id="id9">
          <draw:custom-shape draw:style-name="gr7" draw:text-style-name="P1" draw:layer="layout" svg:width="0.3cm" svg:height="0.3cm" svg:x="4.3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4.2cm" svg:y1="9.5cm" svg:x2="4.7cm" svg:y2="9.5cm">
            <text:p/>
          </draw:line>
        </draw:g>
        <draw:polygon draw:style-name="gr9" draw:text-style-name="P1" draw:layer="layout" svg:width="0.999cm" svg:height="4.999cm" svg:x="3cm" svg:y="9cm" svg:viewBox="0 0 1000 5000" draw:points="0,0 0,5000 1000,5000 1000,250 750,0">
          <text:p/>
        </draw:polygon>
        <draw:custom-shape draw:style-name="gr5" draw:text-style-name="P3" xml:id="id24" draw:id="id24" draw:layer="layout" svg:width="0.3cm" svg:height="0.3cm" svg:x="3.35cm" svg:y="9.35cm">
          <text:p text:style-name="P1"><text:span text:style-name="T2">I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" draw:id="id10" draw:layer="layout" svg:width="0.3cm" svg:height="0.3cm" svg:x="3.35cm" svg:y="9.85cm">
          <text:p text:style-name="P1"><text:span text:style-name="T2">Vc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3.35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6" draw:id="id16" draw:layer="layout" svg:width="0.3cm" svg:height="0.3cm" svg:x="3.35cm" svg:y="11.35cm">
          <text:p text:style-name="P1"><text:span text:style-name="T2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4" draw:id="id14" draw:layer="layout" svg:width="0.3cm" svg:height="0.3cm" svg:x="3.35cm" svg:y="11.85cm">
          <text:p text:style-name="P1"><text:span text:style-name="T2">V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0.3cm" svg:height="0.3cm" svg:x="3.35cm" svg:y="12.35cm">
          <text:p text:style-name="P1"><text:span text:style-name="T2">OU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2" draw:id="id12" draw:layer="layout" svg:width="0.3cm" svg:height="0.3cm" svg:x="3.35cm" svg:y="12.85cm">
          <text:p text:style-name="P1"><text:span text:style-name="T2">Vre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6" draw:id="id26" draw:layer="layout" svg:width="0.3cm" svg:height="0.3cm" svg:x="3.35cm" svg:y="13.35cm">
          <text:p text:style-name="P1"><text:span text:style-name="T2">IN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8" draw:id="id18" draw:layer="layout" svg:width="0.3cm" svg:height="0.3cm" svg:x="6.35cm" svg:y="1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6.65cm" svg:y1="10.5cm" svg:x2="7.85cm" svg:y2="10.5cm" draw:start-shape="id1" draw:start-glue-point="10" draw:end-shape="id2" draw:end-glue-point="6" svg:d="m6650 10500h1200">
          <text:p/>
        </draw:connector>
        <draw:connector draw:style-name="gr10" draw:text-style-name="P1" draw:layer="layout" svg:x1="6.65cm" svg:y1="12.5cm" svg:x2="8cm" svg:y2="11.1cm" draw:start-shape="id3" draw:start-glue-point="10" draw:end-shape="id4" draw:end-glue-point="8" svg:d="m6650 12500h1350v-1400">
          <text:p/>
        </draw:connector>
        <draw:custom-shape draw:style-name="gr3" draw:text-style-name="P2" xml:id="id6" draw:id="id6" draw:layer="layout" svg:width="0.3cm" svg:height="0.3cm" svg:x="1.85cm" svg:y="10.35cm">
          <text:p text:style-name="P1"><text:span text:style-name="T1">M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0.3cm" svg:height="0.3cm" svg:x="1.85cm" svg:y="10.8cm">
          <text:p text:style-name="P1"><text:span text:style-name="T1">M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3.35cm" svg:y1="10.5cm" svg:x2="2.15cm" svg:y2="10.5cm" draw:start-shape="id5" draw:start-glue-point="6" draw:end-shape="id6" draw:end-glue-point="10" svg:d="m3350 10500h-1200">
          <text:p/>
        </draw:connector>
        <draw:connector draw:style-name="gr10" draw:text-style-name="P1" draw:layer="layout" svg:x1="3.35cm" svg:y1="12.5cm" svg:x2="2cm" svg:y2="11.1cm" draw:start-shape="id7" draw:start-glue-point="6" draw:end-shape="id8" draw:end-glue-point="8" svg:d="m3350 12500h-1350v-1400">
          <text:p/>
        </draw:connector>
        <draw:connector draw:style-name="gr10" draw:text-style-name="P1" draw:layer="layout" svg:x1="4.45cm" svg:y1="9.65cm" svg:x2="3.65cm" svg:y2="10cm" draw:start-shape="id9" draw:start-glue-point="2" draw:end-shape="id10" draw:end-glue-point="10" svg:d="m4450 9650v350h-800">
          <text:p/>
        </draw:connector>
        <draw:connector draw:style-name="gr10" draw:text-style-name="P1" draw:layer="layout" svg:x1="6.35cm" svg:y1="10cm" svg:x2="4.45cm" svg:y2="9.65cm" draw:start-shape="id11" draw:start-glue-point="6" draw:end-shape="id9" draw:end-glue-point="2" svg:d="m6350 10000h-841v152h-1059v-502">
          <text:p/>
        </draw:connector>
        <draw:connector draw:style-name="gr10" draw:text-style-name="P1" draw:layer="layout" svg:x1="3.65cm" svg:y1="13cm" svg:x2="4.45cm" svg:y2="9.65cm" draw:start-shape="id12" draw:start-glue-point="10" draw:end-shape="id9" draw:end-glue-point="2" svg:d="m3650 13000h800v-3350">
          <text:p/>
        </draw:connector>
        <draw:connector draw:style-name="gr10" draw:text-style-name="P1" draw:layer="layout" svg:x1="6.35cm" svg:y1="13cm" svg:x2="4.45cm" svg:y2="9.65cm" draw:start-shape="id13" draw:start-glue-point="6" draw:end-shape="id9" draw:end-glue-point="2" svg:d="m6350 13000h-1900v-3350">
          <text:p/>
        </draw:connector>
        <draw:connector draw:style-name="gr10" draw:text-style-name="P1" draw:layer="layout" svg:x1="3.65cm" svg:y1="12cm" svg:x2="4.45cm" svg:y2="9.65cm" draw:start-shape="id14" draw:start-glue-point="10" draw:end-shape="id9" draw:end-glue-point="2" svg:d="m3650 12000h800v-2350">
          <text:p/>
        </draw:connector>
        <draw:connector draw:style-name="gr10" draw:text-style-name="P1" draw:layer="layout" svg:x1="6.35cm" svg:y1="12cm" svg:x2="4.45cm" svg:y2="9.65cm" draw:start-shape="id15" draw:start-glue-point="6" draw:end-shape="id9" draw:end-glue-point="2" svg:d="m6350 12000h-1900v-2350">
          <text:p/>
        </draw:connector>
        <draw:connector draw:style-name="gr11" draw:text-style-name="P1" draw:layer="layout" svg:x1="3.35cm" svg:y1="11.5cm" svg:x2="4.35cm" svg:y2="8.5cm" draw:start-shape="id16" draw:start-glue-point="6" draw:end-shape="id17" draw:end-glue-point="6" svg:d="m3350 11500h-576v-3000h1576">
          <text:p/>
        </draw:connector>
        <draw:connector draw:style-name="gr11" draw:text-style-name="P1" draw:layer="layout" svg:x1="6.65cm" svg:y1="11.5cm" svg:x2="4.65cm" svg:y2="8.5cm" draw:start-shape="id18" draw:start-glue-point="10" draw:end-shape="id17" draw:end-glue-point="10" svg:d="m6650 11500h502v-3000h-2502">
          <text:p/>
        </draw:connector>
        <draw:custom-shape draw:style-name="gr1" draw:text-style-name="P1" draw:layer="layout" svg:width="1.6cm" svg:height="1.05cm" svg:x="4.2cm" svg:y="7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3cm" svg:height="0.3cm" svg:x="4.85cm" svg:y="7.35cm">
          <text:p text:style-name="P1"><text:span text:style-name="T1">Vo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9" draw:id="id19" draw:layer="layout" svg:width="0.3cm" svg:height="0.3cm" svg:x="4.35cm" svg:y="7.85cm">
          <text:p text:style-name="P1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4.35cm" svg:y="7.35cm">
          <text:p text:style-name="P1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0" draw:id="id20" draw:layer="layout" svg:width="0.3cm" svg:height="0.3cm" svg:x="4.85cm" svg:y="7.85cm">
          <text:p text:style-name="P1"><text:span text:style-name="T1">Vo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2" draw:id="id32" draw:layer="layout" svg:width="0.3cm" svg:height="0.3cm" svg:x="5.35cm" svg:y="7.35cm">
          <text:p text:style-name="P2">Srv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4" draw:id="id34" draw:layer="layout" svg:width="0.3cm" svg:height="0.3cm" svg:x="5.35cm" svg:y="7.85cm">
          <text:p text:style-name="P2">Srv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4.5cm" svg:y1="8.15cm" svg:x2="4.5cm" svg:y2="8.35cm" draw:start-shape="id19" draw:start-glue-point="8" draw:end-shape="id17" draw:end-glue-point="4" svg:d="m4500 8150v200">
          <text:p/>
        </draw:connector>
        <draw:custom-shape draw:style-name="gr3" draw:text-style-name="P2" xml:id="id17" draw:id="id17" draw:layer="layout" svg:width="0.3cm" svg:height="0.3cm" svg:x="4.35cm" svg:y="8.35cm">
          <text:p text:style-name="P1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5cm" svg:y1="8.15cm" svg:x2="5cm" svg:y2="8.85cm" draw:start-shape="id20" draw:start-glue-point="8" draw:end-shape="id21" draw:end-glue-point="0" svg:d="m5000 8150v700">
          <text:p/>
        </draw:connector>
        <draw:custom-shape draw:style-name="gr5" draw:text-style-name="P3" xml:id="id1" draw:id="id1" draw:layer="layout" svg:width="0.3cm" svg:height="0.3cm" svg:x="6.35cm" svg:y="10.35cm">
          <text:p text:style-name="P1"><text:span text:style-name="T2">OU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layout" svg:width="0.3cm" svg:height="0.3cm" svg:x="3.35cm" svg:y="10.35cm">
          <text:p text:style-name="P1"><text:span text:style-name="T2">OU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3" draw:id="id23" draw:layer="layout" svg:width="0.3cm" svg:height="0.3cm" svg:x="9.35cm" svg:y="7.3cm">
          <text:p text:style-name="P1"><text:span text:style-name="T1">5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2" draw:id="id22" draw:layer="layout" svg:width="0.3cm" svg:height="0.3cm" svg:x="9.35cm" svg:y="7.8cm">
          <text:p text:style-name="P1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9.35cm" svg:y="8.3cm">
          <text:p text:style-name="P1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9.35cm" svg:y="8.8cm">
          <text:p text:style-name="P2">AR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9.35cm" svg:y="9.3cm">
          <text:p text:style-name="P2">A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9.35cm" svg:y="9.8cm">
          <text:p text:style-name="P2">A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9.35cm" svg:y="10.3cm">
          <text:p text:style-name="P2">A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9.35cm" svg:y="10.8cm">
          <text:p text:style-name="P2">A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9.35cm" svg:y="11.3cm">
          <text:p text:style-name="P2">A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9.35cm" svg:y="11.8cm">
          <text:p text:style-name="P2">A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9.35cm" svg:y="12.3cm">
          <text:p text:style-name="P2">RS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9" draw:id="id39" draw:layer="layout" svg:width="0.3cm" svg:height="0.3cm" svg:x="9.85cm" svg:y="12.3cm">
          <text:p text:style-name="P2">D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5" draw:id="id25" draw:layer="layout" svg:width="0.3cm" svg:height="0.3cm" svg:x="10.35cm" svg:y="12.3cm">
          <text:p text:style-name="P2">D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7" draw:id="id27" draw:layer="layout" svg:width="0.3cm" svg:height="0.3cm" svg:x="10.85cm" svg:y="12.3cm">
          <text:p text:style-name="P2">D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1" draw:id="id31" draw:layer="layout" svg:width="0.3cm" svg:height="0.3cm" svg:x="11.35cm" svg:y="12.3cm">
          <text:p text:style-name="P2">D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9" draw:id="id29" draw:layer="layout" svg:width="0.3cm" svg:height="0.3cm" svg:x="11.85cm" svg:y="12.3cm">
          <text:p text:style-name="P2">D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5" draw:id="id35" draw:layer="layout" svg:width="0.3cm" svg:height="0.3cm" svg:x="12.35cm" svg:y="12.3cm">
          <text:p text:style-name="P2">D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3" draw:id="id33" draw:layer="layout" svg:width="0.3cm" svg:height="0.3cm" svg:x="12.85cm" svg:y="12.3cm">
          <text:p text:style-name="P2">D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6" draw:id="id36" draw:layer="layout" svg:width="0.3cm" svg:height="0.3cm" svg:x="13.35cm" svg:y="12.3cm">
          <text:p text:style-name="P2">3V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13.85cm" svg:y="12.3cm">
          <text:p text:style-name="P2">VI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1" draw:id="id21">
          <draw:custom-shape draw:style-name="gr7" draw:text-style-name="P1" draw:layer="layout" svg:width="0.3cm" svg:height="0.3cm" svg:x="4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4.75cm" svg:y1="9cm" svg:x2="5.25cm" svg:y2="9cm">
            <text:p/>
          </draw:line>
        </draw:g>
        <draw:connector draw:style-name="gr12" draw:text-style-name="P1" draw:layer="layout" draw:type="curve" svg:x1="4.606cm" svg:y1="8.606cm" svg:x2="9.35cm" svg:y2="7.95cm" draw:start-shape="id17" draw:start-glue-point="9" draw:end-shape="id22" draw:end-glue-point="6" svg:d="m4606 8606c3591 0 1219-656 4744-656">
          <text:p/>
        </draw:connector>
        <draw:connector draw:style-name="gr13" draw:text-style-name="P1" draw:layer="layout" draw:type="curve" svg:x1="5.25cm" svg:y1="9cm" svg:x2="9.35cm" svg:y2="7.45cm" draw:start-shape="id21" draw:start-glue-point="1" draw:end-shape="id23" draw:end-glue-point="6" svg:d="m5250 9000c3075 0 1025-1550 4100-1550">
          <text:p/>
        </draw:connector>
        <draw:connector draw:style-name="gr14" draw:text-style-name="P1" draw:layer="layout" draw:type="curve" svg:x1="3.65cm" svg:y1="9.5cm" svg:x2="10.5cm" svg:y2="12.3cm" draw:start-shape="id24" draw:start-glue-point="10" draw:end-shape="id25" draw:end-glue-point="4" svg:d="m3650 9500c4567 0 6850 933 6850 2800">
          <text:p/>
        </draw:connector>
        <draw:connector draw:style-name="gr14" draw:text-style-name="P1" draw:layer="layout" draw:type="curve" svg:x1="3.65cm" svg:y1="13.5cm" svg:x2="11cm" svg:y2="12.6cm" draw:start-shape="id26" draw:start-glue-point="10" draw:end-shape="id27" draw:end-glue-point="8" svg:d="m3650 13500c4900 0 7350-300 7350-900">
          <text:p/>
        </draw:connector>
        <draw:connector draw:style-name="gr14" draw:text-style-name="P1" draw:layer="layout" draw:type="curve" svg:x1="6.65cm" svg:y1="13.5cm" svg:x2="12cm" svg:y2="12.6cm" draw:start-shape="id28" draw:start-glue-point="10" draw:end-shape="id29" draw:end-glue-point="8" svg:d="m6650 13500c3567 0 5350-300 5350-900">
          <text:p/>
        </draw:connector>
        <draw:connector draw:style-name="gr14" draw:text-style-name="P1" draw:layer="layout" draw:type="curve" svg:x1="6.65cm" svg:y1="9.5cm" svg:x2="11.5cm" svg:y2="12.3cm" draw:start-shape="id30" draw:start-glue-point="10" draw:end-shape="id31" draw:end-glue-point="4" svg:d="m6650 9500c3234 0 4850 933 4850 2800">
          <text:p/>
        </draw:connector>
        <draw:connector draw:style-name="gr15" draw:text-style-name="P1" draw:layer="layout" draw:type="curve" svg:x1="5.65cm" svg:y1="7.5cm" svg:x2="13cm" svg:y2="12.3cm" draw:start-shape="id32" draw:start-glue-point="10" draw:end-shape="id33" draw:end-glue-point="4" svg:d="m5650 7500c4900 0 7350 1600 7350 4800">
          <text:p/>
        </draw:connector>
        <draw:connector draw:style-name="gr15" draw:text-style-name="P1" draw:layer="layout" draw:type="curve" svg:x1="5.65cm" svg:y1="8cm" svg:x2="12.5cm" svg:y2="12.3cm" draw:start-shape="id34" draw:start-glue-point="10" draw:end-shape="id35" draw:end-glue-point="4" svg:d="m5650 8000c4567 0 6850 1433 6850 4300">
          <text:p/>
        </draw:connector>
        <draw:connector draw:style-name="gr13" draw:text-style-name="P1" draw:layer="layout" draw:type="curve" svg:x1="4.7cm" svg:y1="9.5cm" svg:x2="13.5cm" svg:y2="12.3cm" draw:start-shape="id9" draw:start-glue-point="1" draw:end-shape="id36" draw:end-glue-point="4" svg:d="m4700 9500c5867 0 8800 933 8800 2800">
          <text:p/>
        </draw:connector>
        <draw:custom-shape draw:style-name="gr16" draw:text-style-name="P3" xml:id="id37" draw:id="id37" draw:layer="layout" svg:width="0.4cm" svg:height="0.4cm" svg:x="2.3cm" svg:y="7.3cm">
          <text:p text:style-name="P3">GN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3" xml:id="id38" draw:id="id38" draw:layer="layout" svg:width="0.4cm" svg:height="0.4cm" svg:x="2.8cm" svg:y="7.3cm">
          <text:p text:style-name="P3">L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2.5cm" svg:y1="7.7cm" svg:x2="4.35cm" svg:y2="8.5cm" draw:start-shape="id37" draw:start-glue-point="8" draw:end-shape="id17" draw:end-glue-point="6" svg:d="m2500 7700v800h1850">
          <text:p/>
        </draw:connector>
        <draw:custom-shape draw:style-name="gr17" draw:text-style-name="P4" draw:layer="layout" svg:width="1.55cm" svg:height="0.65cm" svg:x="2.35cm" svg:y="6.05cm">
          <text:p text:style-name="P4"><text:span text:style-name="T3">LED</text:span><text:span text:style-name="T3">へ</text:span></text:p>
          <draw:enhanced-geometry svg:viewBox="0 0 21600 21600" draw:text-areas="800 800 20800 20800" draw:type="round-rectangular-callout" draw:modifiers="6378.33655705996 37094.9308755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4" draw:layer="layout" svg:width="1.55cm" svg:height="0.65cm" svg:x="4.75cm" svg:y="6.05cm">
          <text:p text:style-name="P4"><text:span text:style-name="T3">サーボへ</text:span></text:p>
          <draw:enhanced-geometry svg:viewBox="0 0 21600 21600" draw:text-areas="800 800 20800 20800" draw:type="round-rectangular-callout" draw:modifiers="6378.33655705996 37094.9308755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4" draw:layer="layout" svg:width="1.55cm" svg:height="0.65cm" svg:x="7.4cm" svg:y="11.75cm">
          <text:p text:style-name="P4"><text:span text:style-name="T3">モータへ</text:span></text:p>
          <draw:enhanced-geometry svg:viewBox="0 0 21600 21600" draw:text-areas="800 800 20800 20800" draw:type="round-rectangular-callout" draw:modifiers="5988.39458413927 -16755.76036866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4" draw:layer="layout" svg:width="1.55cm" svg:height="0.65cm" svg:x="1.35cm" svg:y="11.7cm">
          <text:p text:style-name="P4"><text:span text:style-name="T3">モータへ</text:span></text:p>
          <draw:enhanced-geometry svg:viewBox="0 0 21600 21600" draw:text-areas="800 800 20800 20800" draw:type="round-rectangular-callout" draw:modifiers="5988.39458413927 -16755.76036866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5" draw:text-style-name="P1" draw:layer="layout" draw:type="curve" draw:line-skew="-0.851cm" svg:x1="3cm" svg:y1="7.7cm" svg:x2="10cm" svg:y2="12.3cm" draw:start-shape="id38" draw:start-glue-point="8" draw:end-shape="id39" draw:end-glue-point="4" svg:d="m3000 7700c0 2175 7000-125 7000 46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30T00:37:57</meta:creation-date>
    <dc:date>2012-05-03T02:52:19</dc:date>
    <meta:editing-duration>P2DT4M50S</meta:editing-duration>
    <meta:editing-cycles>16</meta:editing-cycles>
    <meta:generator>LibreOffice/3.4$Unix LibreOffice_project/340m1$Build-602</meta:generator>
    <meta:document-statistic meta:object-count="93"/>
  </office:meta>
</office:document-meta>
</file>